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30pt" style:font-size-asian="30pt" style:font-size-complex="3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30pt" fo:language="en" fo:country="US" style:font-size-asian="30pt" style:font-size-complex="3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50pt" fo:font-style="normal" fo:text-shadow="none" style:text-underline-style="none" fo:font-weight="normal" style:letter-kerning="true" fo:background-color="transparent" style:font-size-asian="50pt" style:font-size-complex="50pt" style:text-emphasize="none" style:font-relief="none" style:text-overline-style="none" style:text-overline-color="font-color"/>
    </style:style>
    <style:style style:name="T2" style:family="text">
      <style:text-properties fo:color="#ffffff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<text:span text:style-name="T1">008 Operadores </text:span><text:span text:style-name="T1"><text:line-break/></text:span><text:span text:style-name="T1">de JavaScript</text:span>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2">Bienvenidos 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Clasificación de operadores 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Operadores de Asignación</text:span></text:p>
                  </text:list-item>
                  <text:list-item>
                    <text:p><text:span text:style-name="T3">Operadores de comparación</text:span></text:p>
                  </text:list-item>
                  <text:list-item>
                    <text:p><text:span text:style-name="T3">Operadores aritméticos</text:span></text:p>
                  </text:list-item>
                  <text:list-item>
                    <text:p><text:span text:style-name="T3">Operadores bit a bit</text:span></text:p>
                  </text:list-item>
                  <text:list-item>
                    <text:p><text:span text:style-name="T3">Operadores lógicos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4">Clasificación de operadores 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Operadores de cadena</text:span></text:p>
                  </text:list-item>
                  <text:list-item>
                    <text:p><text:span text:style-name="T3">Operador condicional (ternario)</text:span></text:p>
                  </text:list-item>
                  <text:list-item>
                    <text:p><text:span text:style-name="T3">Operador de coma</text:span></text:p>
                  </text:list-item>
                  <text:list-item>
                    <text:p><text:span text:style-name="T3">Operadores unarios</text:span></text:p>
                  </text:list-item>
                  <text:list-item>
                    <text:p><text:span text:style-name="T3">Operadores relaciona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7" draw:text-style-name="P7" draw:layer="layout" svg:width="19.999cm" svg:height="3.506cm" svg:x="6.6cm" svg:y="8.8cm" presentation:class="title" presentation:user-transformed="true">
          <draw:text-box>
            <text:p><text:span text:style-name="T4">Carlos Alemán </text:span><text:span text:style-name="T4"><text:line-break/></text:span><text:span text:style-name="T4">#codefuncode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2T19:31:03.867194836</meta:creation-date>
    <meta:editing-duration>PT1H7M7S</meta:editing-duration>
    <meta:editing-cycles>5</meta:editing-cycles>
    <meta:generator>LibreOffice/6.0.7.3$Linux_X86_64 LibreOffice_project/00m0$Build-3</meta:generator>
    <dc:title>Blueprint Plans</dc:title>
    <meta:initial-creator>codefuncode </meta:initial-creator>
    <dc:date>2020-09-17T10:33:15.674769139</dc:date>
    <dc:creator>codefuncode </dc:creator>
    <meta:document-statistic meta:object-count="47"/>
  </office:meta>
</office:document-meta>
</file>